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v</mi>
      </mstyle>
      <mrow>
        <mspace width="2em"/>
        <mo stretchy="false">=</mo>
        <mspace width="2em"/>
      </mrow>
      <mfrac>
        <mrow>
          <msub>
            <mi>m</mi>
            <mn>1</mn>
          </msub>
          <mspace width="0.5em"/>
          <msub>
            <mstyle mathvariant="bold">
              <mi>v</mi>
            </mstyle>
            <mn>1</mn>
          </msub>
          <mrow>
            <mspace width="2em"/>
            <mo stretchy="false">+</mo>
            <mspace width="2em"/>
          </mrow>
          <msub>
            <mi>m</mi>
            <mn>2</mn>
          </msub>
          <mspace width="0.5em"/>
          <msub>
            <mstyle mathvariant="bold">
              <mi>v</mi>
            </mstyle>
            <mn>2</mn>
          </msub>
        </mrow>
        <mi>m</mi>
      </mfrac>
      <mrow>
        <mspace width="6em"/>
        <mo stretchy="false">∣</mo>
        <mspace width="2em"/>
      </mrow>
      <mtext>mit</mtext>
      <mspace width="2em"/>
      <mi>m</mi>
      <mrow>
        <mspace width="2em"/>
        <mo stretchy="false">=</mo>
        <mspace width="2em"/>
      </mrow>
      <msub>
        <mi>m</mi>
        <mn>1</mn>
      </msub>
      <mrow>
        <mspace width="2em"/>
        <mo stretchy="false">+</mo>
        <mspace width="2em"/>
      </mrow>
      <msub>
        <mi>m</mi>
        <mn>2</mn>
      </msub>
    </mrow>
    <annotation encoding="StarMath 5.0">bold v ~=~ {m _1 ` {bold v} _1 ~+~ m _2 ` {bold v} _2} over {m} 
~~~divides~"mit"~ m ~=~ m _1 ~+~ m _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5:14:06.650000000</meta:creation-date>
    <dc:date>2015-03-05T15:17:01.359000000</dc:date>
    <meta:editing-duration>PT2M54S</meta:editing-duration>
    <meta:editing-cycles>1</meta:editing-cycles>
    <meta:generator>LibreOffice/4.3.4.1$Windows_x86 LibreOffice_project/bc356b2f991740509f321d70e4512a6a54c5f243</meta:generator>
  </office:meta>
</office:document-meta>
</file>